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officeooo:paragraph-rsid="0011bcc7"/>
    </style:style>
    <style:style style:name="P3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use-window-font-color="true" style:font-name="Helvetica" fo:font-size="12pt" style:font-size-asian="12pt"/>
    </style:style>
    <style:style style:name="P4" style:family="paragraph" style:parent-style-name="Standard" style:master-page-name="Standard">
      <style:paragraph-properties style:page-number="auto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</style:style>
    <style:style style:name="T1" style:family="text">
      <style:text-properties style:use-window-font-color="true" style:font-name="Helvetica" fo:font-size="12pt" style:font-size-asian="12pt"/>
    </style:style>
    <style:style style:name="T2" style:family="text">
      <style:text-properties style:use-window-font-color="true" style:font-name="Helvetica" fo:font-size="12pt" officeooo:rsid="000c795d" style:font-size-asian="12pt"/>
    </style:style>
    <style:style style:name="T3" style:family="text">
      <style:text-properties style:use-window-font-color="true" style:font-name="Helvetica" fo:font-size="12pt" officeooo:rsid="000ddce5" style:font-size-asian="12pt"/>
    </style:style>
    <style:style style:name="T4" style:family="text">
      <style:text-properties style:use-window-font-color="true" style:font-name="Helvetica" fo:font-size="12pt" officeooo:rsid="000f26d7" style:font-size-asian="12pt"/>
    </style:style>
    <style:style style:name="T5" style:family="text">
      <style:text-properties style:use-window-font-color="true" style:font-name="Helvetica" fo:font-size="12pt" officeooo:rsid="0011bcc7" style:font-size-asian="12pt"/>
    </style:style>
    <style:style style:name="T6" style:family="text">
      <style:text-properties style:use-window-font-color="true" style:font-name="Helvetica" fo:font-size="12pt" officeooo:rsid="0012afdf" style:font-size-asian="12pt"/>
    </style:style>
    <style:style style:name="T7" style:family="text">
      <style:text-properties style:use-window-font-color="true" style:font-name="Helvetica" fo:font-size="12pt" officeooo:rsid="00136c3e" style:font-size-asian="12pt"/>
    </style:style>
    <style:style style:name="T8" style:family="text">
      <style:text-properties style:use-window-font-color="true" style:font-name="Helvetica" fo:font-size="12pt" fo:font-weight="bold" officeooo:rsid="000f26d7" style:font-size-asian="12pt" style:font-weight-asian="bold" style:font-weight-complex="bold"/>
    </style:style>
    <style:style style:name="T9" style:family="text">
      <style:text-properties style:use-window-font-color="true" style:font-name="Helvetica" fo:font-size="12pt" fo:font-weight="bold" officeooo:rsid="0011bcc7" style:font-size-asian="12pt" style:font-weight-asian="bold" style:font-weight-complex="bold"/>
    </style:style>
    <style:style style:name="T10" style:family="text">
      <style:text-properties style:use-window-font-color="true" style:font-name="Helvetica" fo:font-size="12pt" fo:font-weight="normal" officeooo:rsid="000f26d7" style:font-size-asian="12pt" style:font-weight-asian="normal" style:font-weight-complex="normal"/>
    </style:style>
    <style:style style:name="T11" style:family="text">
      <style:text-properties style:use-window-font-color="true" style:font-name="Helvetica" fo:font-size="12pt" fo:font-weight="normal" officeooo:rsid="0011bcc7" style:font-size-asian="12pt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UCP Worksheet 4 Pre-Lab</text:span></text:p>
      <text:p text:style-name="P3"/>
      <text:p text:style-name="P1"><text:span text:style-name="T1">1.</text:span></text:p>
      <text:p text:style-name="P1"><text:span text:style-name="T1">a)<text:tab/>Created an int array of 14 elements.</text:span></text:p>
      <text:p text:style-name="P1"><text:span text:style-name="T1">b)<text:tab/>Creates a double array containing 4 elements, which are given.</text:span></text:p>
      <text:p text:style-name="P1"><text:span text:style-name="T1">c)<text:tab/>Creates a 2d array of type float, 5 rows and 10 columns.</text:span></text:p>
      <text:p text:style-name="P1"><text:span text:style-name="T1">d)<text:tab/>Creates an array of integer pointers of 10 elements.</text:span></text:p>
      <text:p text:style-name="P1"><text:span text:style-name="T1">e)<text:tab/>Creates a 2d array of double pointers, 3 rows and 4 columns.</text:span></text:p>
      <text:p text:style-name="P1"><text:span text:style-name="T1">f)<text:tab/>Creates an array of chars, containing 6 elements (H, e, l, l, o) with null terminator on the end.</text:span></text:p>
      <text:p text:style-name="P1"><text:span text:style-name="T1">g)<text:tab/>Creates a char pointer s, </text:span><text:span text:style-name="T2">containing the memory address of the read-only string “Hello”.</text:span></text:p>
      <text:p text:style-name="P3"/>
      <text:p text:style-name="P1"><text:span text:style-name="T1">2.</text:span></text:p>
      <text:p text:style-name="P1"><text:span text:style-name="T1">a)<text:tab/></text:span><text:span text:style-name="T3">In book.</text:span></text:p>
      <text:p text:style-name="P1"><text:span text:style-name="T1">b)</text:span></text:p>
      <text:p text:style-name="P3"/>
      <text:p text:style-name="P1"><text:span text:style-name="T1">3.</text:span></text:p>
      <text:p text:style-name="P1"><text:span text:style-name="T1">a)<text:tab/></text:span><text:span text:style-name="T7">De-referencing the p</text:span><text:span text:style-name="T3">ointer to element containing 10.</text:span></text:p>
      <text:p text:style-name="P1"><text:span text:style-name="T1">b)<text:tab/></text:span><text:span text:style-name="T3">Pointer to first element of row 1.</text:span></text:p>
      <text:p text:style-name="P1"><text:span text:style-name="T1">c)<text:tab/></text:span><text:span text:style-name="T7">De-referencing the p</text:span><text:span text:style-name="T3">ointer to first element of row 3.</text:span></text:p>
      <text:p text:style-name="P1"><text:span text:style-name="T1">d)<text:tab/></text:span><text:span text:style-name="T7">Pointer to the element two places in memory further, which is row 3.</text:span></text:p>
      <text:p text:style-name="P1"><text:span text:style-name="T1">e)<text:tab/></text:span><text:span text:style-name="T4">Gives the value at the first element of row 3.</text:span></text:p>
      <text:p text:style-name="P1"><text:span text:style-name="T1">f)<text:tab/></text:span><text:span text:style-name="T7">De-referencing the pointer pointing to the first element of row 4.</text:span></text:p>
      <text:p text:style-name="P1"><text:span text:style-name="T1">g)<text:tab/></text:span></text:p>
      <text:p text:style-name="P1"><text:span text:style-name="T1">h)</text:span></text:p>
      <text:p text:style-name="P1"><text:span text:style-name="T1">I)<text:tab/></text:span><text:span text:style-name="T7">De-referencing the pointer to row 2 column 2.</text:span></text:p>
      <text:p text:style-name="P1"><text:span text:style-name="T1">j)<text:tab/></text:span></text:p>
      <text:p text:style-name="P3"/>
      <text:p text:style-name="P1"><text:span text:style-name="T1">4.</text:span></text:p>
      <text:p text:style-name="P1"><text:span text:style-name="T1">a)<text:tab/></text:span><text:span text:style-name="T4">int *</text:span><text:span text:style-name="T10">array = (</text:span><text:span text:style-name="T8">*</text:span><text:span text:style-name="T10">int)malloc(25*sizeOf(int))</text:span></text:p>
      <text:p text:style-name="P1"><text:span text:style-name="T1">b)<text:tab/></text:span><text:span text:style-name="T4">float **array = (**float)malloc(25*sizeOf(*float))</text:span></text:p>
      <text:p text:style-name="P1"><text:span text:style-name="T1">c)<text:tab/></text:span><text:span text:style-name="T5">char **</text:span><text:span text:style-name="T11">array = (</text:span><text:span text:style-name="T9">**</text:span><text:span text:style-name="T11">char)malloc(25*sizeOf(*char))</text:span></text:p>
      <text:p text:style-name="P1"><text:span text:style-name="T11"><text:tab/>for (int i = 0; i &lt; 25; i++)</text:span></text:p>
      <text:p text:style-name="P2"><text:span text:style-name="T11"><text:tab/><text:tab/>char charArray = (char)malloc(15*sizeOf(char))</text:span></text:p>
      <text:p text:style-name="P2"><text:span text:style-name="T11"><text:tab/><text:tab/>array[i] = charArray</text:span></text:p>
      <text:p text:style-name="P3"/>
      <text:p text:style-name="P1"><text:span text:style-name="T1">5.</text:span></text:p>
      <text:p text:style-name="P1"><text:span text:style-name="T1">a)<text:tab/></text:span><text:span text:style-name="T6">There is no difference.</text:span></text:p>
      <text:p text:style-name="P1"><text:span text:style-name="T1">b)<text:tab/></text:span><text:span text:style-name="T6">The null terminator character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31T17:16:16.760085840</dc:date>
    <meta:editing-duration>PT16M25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33" meta:word-count="219" meta:character-count="1216" meta:non-whitespace-character-count="1023"/>
  </office:meta>
</office:document-meta>
</file>